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ingJackson2XmlHttpMessageConverter.MappingJackson2XmlHttp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XmlHttpMessageConverter.setObjectMapper( ObjectMapper object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pingJackson2XmlHttpMessageConverter.MappingJackson2XmlHttpMessageConverter( ObjectMapper object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